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ill Sans1" svg:font-family="'Gill Sans'"/>
    <style:font-face style:name="Menlo1" svg:font-family="Menlo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ill Sans1" fo:font-size="36pt" fo:letter-spacing="normal" fo:font-style="normal" style:text-underline-style="none" fo:font-weight="normal" style:font-name-asian="Gill Sans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3" style:family="text">
      <style:text-properties fo:font-variant="normal" fo:text-transform="none" fo:color="#ffd5a9" style:text-line-through-style="none" style:text-line-through-type="none" style:text-position="0% 100%" style:font-name="Gill Sans1" fo:font-size="64pt" fo:letter-spacing="normal" fo:font-style="normal" style:text-underline-style="none" fo:font-weight="normal" style:font-name-asian="Gill Sans1" style:font-size-asian="64pt" style:font-style-asian="normal" style:font-weight-asian="normal" style:font-name-complex="DejaVu Sans2" style:font-size-complex="6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Gill Sans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ffd5a9" style:text-line-through-style="none" style:text-line-through-type="none" style:text-position="0% 100%" style:font-name="Gill Sans1" fo:font-size="48pt" fo:letter-spacing="normal" fo:font-style="normal" style:text-underline-style="none" fo:font-weight="normal" style:font-name-asian="Gill Sans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6" style:family="text">
      <style:text-properties fo:font-variant="normal" fo:text-transform="none" fo:color="#007879" style:text-line-through-style="none" style:text-line-through-type="none" style:text-position="0% 100%" style:font-name="Gill Sans1" fo:font-size="36pt" fo:letter-spacing="normal" fo:font-style="normal" style:text-underline-style="none" fo:font-weight="normal" style:font-name-asian="Gill Sans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enlo1" fo:font-size="30pt" fo:letter-spacing="normal" fo:font-style="normal" style:text-underline-style="none" fo:font-weight="normal" style:font-name-asian="Menlo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super 58%" style:font-name="Menlo1" fo:font-size="30pt" fo:letter-spacing="normal" fo:font-style="normal" style:text-underline-style="none" fo:font-weight="normal" style:font-name-asian="Menlo1" style:font-size-asian="30pt" style:font-style-asian="normal" style:font-weight-asian="normal" style:font-name-complex="DejaVu Sans2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ff950e" fo:font-size="15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950e" fo:font-size="15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950e" fo:font-size="15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950e" fo:font-size="15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950e" fo:font-size="15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950e" fo:font-size="15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950e" fo:font-size="15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950e" fo:font-size="15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950e" fo:font-size="15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950e" fo:font-size="150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ff950e" fo:font-size="15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950e" fo:font-size="15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950e" fo:font-size="15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950e" fo:font-size="15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950e" fo:font-size="15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950e" fo:font-size="15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950e" fo:font-size="15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950e" fo:font-size="15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950e" fo:font-size="15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950e" fo:font-size="15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6.066cm" svg:height="7.51cm" svg:x="4.998cm" svg:y="11.589cm">
          <text:p text:style-name="P1"><text:span text:style-name="T1">Robin Pauli, Philipp Weidel, Jyotika Bahuguna, </text:span></text:p>
          <text:p text:style-name="P1"><text:span text:style-name="T2"/></text:p>
          <text:p text:style-name="P1"><text:span text:style-name="T1">28/11 - 2/12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6.487cm" svg:x="0.547cm" svg:y="4.154cm">
          <text:p text:style-name="P3"><text:span text:style-name="T3">Simulation of Biological </text:span></text:p>
          <text:p text:style-name="P1"><text:span text:style-name="T3">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5"><text:span text:style-name="T4">Simulation of Biological Neuronal Network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5">Certificate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34.145cm" svg:height="19.893cm" svg:x="0.933cm" svg:y="6.174cm">
          <text:list text:style-name="L2">
            <text:list-item>
              <text:p text:style-name="P6"><text:span text:style-name="T6">Attendance at all lectures</text:span></text:p>
              <text:p text:style-name="P6"><text:span text:style-name="T2"/></text:p>
            </text:list-item>
            <text:list-item>
              <text:p text:style-name="P6"><text:span text:style-name="T6">Tutor signs off on all daily exercises</text:span></text:p>
              <text:p text:style-name="P6"><text:span text:style-name="T2"/></text:p>
            </text:list-item>
            <text:list-item>
              <text:p text:style-name="P6"><text:span text:style-name="T6">“</text:span><text:span text:style-name="T6">Catch up” day on Frida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5"><text:span text:style-name="T4">Simulation of Biological Neuronal Network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5">Course Mater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19.893cm" svg:x="0.933cm" svg:y="6.174cm">
          <text:p text:style-name="P1"><text:span text:style-name="T7">git clone https://github.com/INM-6/BNN_course_pub </text:span></text:p>
          <text:p text:style-name="P1"><text:span text:style-name="T7">(to do for the 1</text:span><text:span text:style-name="T8">st</text:span><text:span text:style-name="T7"> time)</text:span></text:p>
          <text:p text:style-name="P1"><text:span text:style-name="T7"><text:s/></text:span></text:p>
          <text:p text:style-name="P1"><text:span text:style-name="T7">git pull </text:span></text:p>
          <text:p text:style-name="P1"><text:span text:style-name="T7">(to access new changes to the repo)</text:span></text:p>
          <text:p text:style-name="P1"><text:span text:style-name="T7"/></text:p>
          <text:p text:style-name="P1"><text:span text:style-name="T7">Look at the following website for handouts</text:span></text:p>
          <text:p text:style-name="P1"><text:span text:style-name="T7">www.nest-simulator.org/introduction-to-pynest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5"><text:span text:style-name="T4">Simulation of Biological Neuronal Network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5">The small pr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34.062cm" svg:height="19.971cm" svg:x="1.016cm" svg:y="6.096cm">
          <text:list text:style-name="L3">
            <text:list-item>
              <text:p text:style-name="P6"><text:span text:style-name="T6">After the lecture you may come and go as you please</text:span></text:p>
            </text:list-item>
            <text:list-item>
              <text:p text:style-name="P6"><text:span text:style-name="T6">If you are working outside the iLab, you should return by 16:00 at the latest</text:span></text:p>
            </text:list-item>
            <text:list-item>
              <text:p text:style-name="P6"><text:span text:style-name="T6">Likewise, if you are working outside the iLab, there will be substantially less flexibility for non-completion of exercises</text:span></text:p>
            </text:list-item>
            <text:list-item>
              <text:p text:style-name="P6"><text:span text:style-name="T6">Try and help others, especially if you are waiting for help yourself</text:span></text:p>
            </text:list-item>
            <text:list-item>
              <text:p text:style-name="P6"><text:span text:style-name="T6">No food or drink in the iLab</text:span></text:p>
            </text:list-item>
            <text:list-item>
              <text:p text:style-name="P6"><text:span text:style-name="T6">Do not leave the iLab empty and unlock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ill Sans1" svg:font-family="'Gill Sans'"/>
    <style:font-face style:name="Menlo1" svg:font-family="Menlo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7879" draw:end-color="#00424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00424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424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00424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787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879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6.12cm" svg:height="3.771cm" svg:x="-0.002cm" svg:y="-0.0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6.12cm" svg:height="0.455cm" svg:x="0.01cm" svg:y="3.5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36.12cm" svg:height="16.294cm" svg:x="0cm" svg:y="10.7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2.51cm" svg:height="4.523cm" svg:x="1.806cm" svg:y="1.081cm" presentation:class="title" presentation:placeholder="true">
        <draw:text-box/>
      </draw:frame>
      <draw:frame presentation:style-name="Blank_20_Slide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36.12cm" svg:height="3.771cm" svg:x="-0.002cm" svg:y="-0.0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6.12cm" svg:height="0.455cm" svg:x="0.01cm" svg:y="3.5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36.12cm" svg:height="16.294cm" svg:x="0cm" svg:y="10.7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34.886cm" svg:height="20.598cm" svg:x="0.582cm" svg:y="5.846cm">
        <text:p/>
        <draw:enhanced-geometry draw:mirror-horizontal="false" draw:mirror-vertical="false" svg:viewBox="0 0 0 0" draw:text-areas="?f5 ?f5 ?f6 ?f7" draw:type="ooxml-roundRect" draw:modifiers="13756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5" draw:style-name="Mgr3" draw:text-style-name="MP5" draw:layer="backgroundobjects" svg:width="36.12cm" svg:height="2.501cm" draw:transform="rotate (0.00645771823237902) translate (-0.014cm 0.0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4" draw:text-style-name="MP6" draw:layer="backgroundobjects" svg:width="36.12cm" svg:height="0.455cm" draw:transform="rotate (0.00645771823237902) translate (0.009cm 2.09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2.51cm" svg:height="4.523cm" svg:x="1.806cm" svg:y="1.081cm" presentation:class="title" presentation:placeholder="true">
        <draw:text-box/>
      </draw:frame>
      <draw:frame presentation:style-name="Default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creator>Jyotika Bahuguna</dc:creator>
    <dc:date>2016-11-28T06:54:42.371930169</dc:date>
    <meta:editing-cycles>22</meta:editing-cycles>
    <dc:title>Simulation of Biological  Neural Networks</dc:title>
    <meta:editing-duration>PT4M28S</meta:editing-duration>
    <meta:generator>LibreOffice/4.4.6.3$Linux_X86_64 LibreOffice_project/40m0$Build-3</meta:generator>
    <meta:document-statistic meta:object-count="5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